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cfe7f5" draw:textarea-horizontal-align="justify" draw:textarea-vertical-align="middle" draw:auto-grow-height="false"/>
    </style:style>
    <style:style style:name="gr4" style:family="graphic" style:parent-style-name="standard">
      <style:graphic-properties svg:stroke-color="#cfe7f5" draw:fill="non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7" style:family="graphic" style:parent-style-name="standard">
      <style:graphic-properties svg:stroke-color="#b3b3b3" draw:fill="solid" draw:fill-color="#3465a4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0" style:family="graphic" style:parent-style-name="objectwithoutfill">
      <style:graphic-properties draw:stroke="dash" draw:stroke-dash="Ultrafine_20_Dashed" draw:fill="none" draw:textarea-vertical-align="middle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fill="solid" draw:fill-color="#3465a4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Προεπιλογή">
        <draw:custom-shape draw:style-name="gr1" draw:text-style-name="P1" draw:layer="layout" svg:width="16.002cm" svg:height="2.921cm" svg:x="3.413cm" svg:y="18.018cm">
          <text:p text:style-name="P1">Underlying Network or Overla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3.429cm" svg:x="12.43cm" svg:y="14.20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16.891cm" svg:height="9.271cm" svg:x="2.905cm" svg:y="4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715cm" svg:height="1.905cm" svg:x="13.065cm" svg:y="5.572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9.017cm" svg:height="7.874cm" svg:x="3.667cm" svg:y="4.9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7.62cm" svg:height="2.032cm" svg:x="4.429cm" svg:y="5.572cm">
          <text:p text:style-name="P1">Protocol Laye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62cm" svg:height="1.143cm" svg:x="4.302cm" svg:y="10.144cm">
          <text:p text:style-name="P1">Generic Interface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3.827cm" svg:y1="6.588cm" svg:x2="12.28cm" svg:y2="6.635cm">
          <text:p/>
        </draw:line>
        <draw:custom-shape draw:style-name="gr9" draw:text-style-name="P1" draw:layer="layout" svg:width="0.762cm" svg:height="2.032cm" svg:x="6.334cm" svg:y="7.73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2" draw:layer="layout" svg:width="7.62cm" svg:height="1.143cm" svg:x="4.302cm" svg:y="11.287cm">
          <text:p text:style-name="P1"><text:span text:style-name="T1">Network Details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4.315cm" svg:y1="11.287cm" svg:x2="11.935cm" svg:y2="11.287cm">
          <text:p/>
        </draw:line>
        <draw:custom-shape draw:style-name="gr11" draw:text-style-name="P1" draw:layer="layout" svg:width="7.62cm" svg:height="2.286cm" svg:x="4.302cm" svg:y="10.1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5.334cm" svg:x="7.35cm" svg:y="12.55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0.762cm" svg:height="2.032cm" svg:x="9.255cm" svg:y="7.73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1" draw:layer="layout" svg:width="0.762cm" svg:height="0.762cm" svg:x="13.319cm" svg:y="10.9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3" draw:layer="layout" svg:width="5.239cm" svg:height="0.831cm" svg:x="14.081cm" svg:y="10.964cm">
          <draw:text-box>
            <text:p><text:span text:style-name="T2">Intermediate Lay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DejaVu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Προεπιλογή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06T15:25:33</meta:creation-date>
    <dc:date>2013-06-06T16:00:12</dc:date>
    <meta:editing-duration>PT13M58S</meta:editing-duration>
    <meta:editing-cycles>19</meta:editing-cycles>
    <meta:generator>LibreOffice/4.0.3.3$Linux_X86_64 LibreOffice_project/400m0$Build-3</meta:generator>
    <meta:document-statistic meta:object-count="16"/>
  </office:meta>
</office:document-meta>
</file>